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.00.0000</text:date>, <text:time style:data-style-name="N2" text:time-value="15:26:02.3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5S</meta:editing-duration>
    <meta:editing-cycles>3</meta:editing-cycles>
    <meta:generator>LibreOffice/5.0.3.2$Windows_X86_64 LibreOffice_project/e5f16313668ac592c1bfb310f4390624e3dbfb75</meta:generator>
    <dc:date>2017-07-20T15:26:15.54900000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